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DD000000BFAF80C94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0pt"/>
    </style:style>
    <style:style style:name="P8" style:family="paragraph"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2" draw:layer="layout" svg:width="18.449cm" svg:height="2.623cm" svg:x="0.997cm" svg:y="4.026cm" presentation:class="subtitle" presentation:user-transformed="true">
          <draw:text-box>
            <text:p text:style-name="P1"><text:span text:style-name="T1">Abgabe 2</text:span></text:p>
          </draw:text-box>
        </draw:frame>
        <draw:frame draw:name="Titel 2" presentation:style-name="pr2" draw:text-style-name="P2" draw:layer="layout" svg:width="18.449cm" svg:height="2.327cm" svg:x="0.997cm" svg:y="1.358cm" presentation:class="title" presentation:user-transformed="true">
          <draw:text-box>
            <text:p text:style-name="P1"><text:span text:style-name="T1">HCS SS2013</text:span></text:p>
          </draw:text-box>
        </draw:frame>
        <draw:frame draw:style-name="gr1" draw:text-style-name="P3" draw:layer="layout" svg:width="24.2cm" svg:height="1.675cm" svg:x="0.6cm" svg:y="9.2cm">
          <draw:text-box>
            <text:p text:style-name="P3">Axel Ledwa</text:p>
            <text:p text:style-name="P3">Christopher Diekkamp</text:p>
          </draw:text-box>
        </draw:frame>
        <draw:custom-shape draw:style-name="gr2" draw:text-style-name="P3" draw:layer="layout" svg:width="10.8cm" svg:height="0.6cm" svg:x="2.8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cm" svg:height="1.25cm" svg:x="21.4cm" svg:y="17.8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8cm" svg:height="0.64cm" svg:x="2.5cm" svg:y="18.1cm">
          <draw:text-box>
            <text:p><text:span text:style-name="T2">Übungsgruppe 3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2" draw:layer="layout" svg:width="18.449cm" svg:height="2.623cm" svg:x="0.997cm" svg:y="4.026cm" presentation:class="subtitle" presentation:user-transformed="true">
          <draw:text-box>
            <text:p text:style-name="P5"><text:span text:style-name="T1">Abgabe 2</text:span></text:p>
          </draw:text-box>
        </draw:frame>
        <draw:frame draw:name="Titel 2" presentation:style-name="pr2" draw:text-style-name="P2" draw:layer="layout" svg:width="18.449cm" svg:height="2.327cm" svg:x="0.997cm" svg:y="1.358cm" presentation:class="title" presentation:user-transformed="true">
          <draw:text-box>
            <text:p text:style-name="P1"><text:span text:style-name="T1">HCS SS2013</text:span></text:p>
          </draw:text-box>
        </draw:frame>
        <draw:frame draw:style-name="gr1" draw:text-style-name="P6" draw:layer="layout" svg:width="24.2cm" svg:height="9.797cm" svg:x="0.6cm" svg:y="7.8cm">
          <draw:text-box>
            <text:p><text:span text:style-name="T3">GML</text:span></text:p>
            <text:p><text:span text:style-name="T3">- gibt rekonstruierte Objekte nur schematisch und anhand einiger definierter Formen wieder. </text:span></text:p>
            <text:p><text:span text:style-name="T3">- spart viel Speicherplatz</text:span></text:p>
            <text:p><text:span text:style-name="T3">- abstrahiert aber auch stark und lässt geringe Unterschiede verschwinden. </text:span></text:p>
            <text:p><text:span text:style-name="T3">- Je genauer das Modell sein soll, desto aufwendiger wird die Erfassung.</text:span></text:p>
            <text:p><text:span text:style-name="T3"/></text:p>
            <text:p><text:span text:style-name="T3">Multi-Stereo-View </text:span></text:p>
            <text:p><text:span text:style-name="T3">- erzeugt deutlich größere Datenmengen </text:span></text:p>
            <text:p><text:span text:style-name="T3">- benötigt erheblich mehr Rechenaufwand </text:span></text:p>
            <text:p><text:span text:style-name="T3">- leichte und günstige Beschaffung der Daten (Fotos) </text:span></text:p>
            <text:p><text:span text:style-name="T3">- Breiter einsetzbar als 3D Scanner z.b.: für ein Gebäude. 3D Scan technisch fast nicht umsetzbar, das sammeln ausreichender Mengen an Fotomaterial hingegen leicht</text:span></text:p>
            <text:p><text:span text:style-name="T3">- Technik für Datensammlung weit verbreitet, jeder kann beitragen.</text:span></text:p>
            <text:p><text:span text:style-name="T3">- Viele Daten schon vorhanden.</text:span></text:p>
            <text:p text:style-name="P6"/>
          </draw:text-box>
        </draw:frame>
        <draw:custom-shape draw:style-name="gr2" draw:text-style-name="P3" draw:layer="layout" svg:width="10.8cm" svg:height="0.6cm" svg:x="2.8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cm" svg:height="1.25cm" svg:x="21.4cm" svg:y="17.8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8cm" svg:height="0.64cm" svg:x="2.5cm" svg:y="18.1cm">
          <draw:text-box>
            <text:p text:style-name="P7"><text:span text:style-name="T2">Übungsgruppe 36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erzeichnis" style:family="graphic">
      <style:paragraph-properties style:text-autospace="none"/>
      <style:text-properties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fo:font-family="Arial" fo:font-size="20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de" style:country-asian="DE" style:font-style-asian="normal" style:font-weight-asian="normal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DE" style:font-style-asian="normal" style:font-weight-asian="normal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family-complex="Tahoma" style:font-family-generic-complex="swiss" style:font-pitch-complex="variable" style:font-size-complex="10pt" style:font-style-complex="normal" style:font-weight-complex="normal"/>
    </style:style>
    <style:style style:name="MT3" style:family="text">
      <style:text-properties fo:color="#000000" style:text-line-through-style="none" fo:font-family="Arial" fo:letter-spacing="normal" fo:font-style="normal" style:text-underline-style="none" fo:font-weight="normal" style:font-style-asian="normal" style:font-weight-asian="normal" style:font-family-complex="Tahoma" style:font-family-generic-complex="swiss" style:font-pitch-complex="variable" style:font-style-complex="normal" style:font-weight-complex="normal"/>
    </style:style>
    <style:style style:name="MT4" style:family="text">
      <style:text-properties fo:color="#ffffff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Tahoma" style:font-family-generic-complex="swiss" style:font-pitch-complex="variable" style:font-size-complex="24pt" style:font-style-complex="normal" style:font-weight-complex="bold"/>
    </style:style>
    <style:style style:name="MT5" style:family="text">
      <style:text-properties fo:color="#000000" style:text-line-through-style="none" fo:font-family="Arial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3-05-03">03.05.13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5.8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6.8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Rectangle 22" draw:style-name="Mgr9" draw:text-style-name="MP3" draw:layer="backgroundobjects" svg:width="2.998cm" svg:height="1.203cm" svg:x="21.705cm" svg:y="17.859cm">
        <text:p text:style-name="MP6"><text:span text:style-name="MT5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3-05-03">03.05.13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editing-cycles>3</meta:editing-cycles>
    <meta:editing-duration>PT53S</meta:editing-duration>
    <dc:date>2013-05-03T13:37:28.48</dc:date>
    <meta:generator>LibreOffice/3.6$Windows_x86 LibreOffice_project/da8c1e6-fd468f4-454e206-f42a4a9-143cfd</meta:generator>
    <meta:document-statistic meta:object-count="50"/>
  </office:meta>
</office:document-meta>
</file>